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10fe" officeooo:paragraph-rsid="000b10fe"/>
    </style:style>
    <style:style style:name="P2"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fo:font-style="italic" officeooo:rsid="000b10fe" officeooo:paragraph-rsid="000b10fe" style:font-style-asian="italic" style:font-style-complex="italic"/>
    </style:style>
    <style:style style:name="P3"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b10fe" officeooo:paragraph-rsid="000b10fe"/>
    </style:style>
    <style:style style:name="P4"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b10fe" officeooo:paragraph-rsid="0055dd45"/>
    </style:style>
    <style:style style:name="P5"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b10fe" officeooo:paragraph-rsid="008fd77f"/>
    </style:style>
    <style:style style:name="P6"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213372" officeooo:paragraph-rsid="00213372"/>
    </style:style>
    <style:style style:name="P7" style:family="paragraph" style:parent-style-name="Standard">
      <loext:graphic-properties draw:fill="none"/>
      <style:paragraph-properties fo:margin-left="0cm" fo:margin-right="0cm" fo:text-align="justify" style:justify-single-word="false" fo:text-indent="2cm" style:auto-text-indent="false" fo:background-color="transparent"/>
    </style:style>
    <style:style style:name="P8"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paragraph-rsid="00213372"/>
    </style:style>
    <style:style style:name="P9"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paragraph-rsid="003490a9"/>
    </style:style>
    <style:style style:name="P10"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paragraph-rsid="00492726"/>
    </style:style>
    <style:style style:name="P11"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paragraph-rsid="0062e941"/>
    </style:style>
    <style:style style:name="P12"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62e941" officeooo:paragraph-rsid="0062e941"/>
    </style:style>
    <style:style style:name="P13"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62e941" officeooo:paragraph-rsid="008e9374"/>
    </style:style>
    <style:style style:name="P14" style:family="paragraph" style:parent-style-name="Standard">
      <loext:graphic-properties draw:fill="none"/>
      <style:paragraph-properties fo:margin-left="0cm" fo:margin-right="0cm" fo:text-align="end" style:justify-single-word="false" fo:text-indent="2cm" style:auto-text-indent="false" fo:background-color="transparent"/>
      <style:text-properties officeooo:rsid="006e7fa1" officeooo:paragraph-rsid="006e7fa1"/>
    </style:style>
    <style:style style:name="P15"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fo:font-style="italic" officeooo:rsid="000b10fe" officeooo:paragraph-rsid="000b10fe" style:font-style-asian="italic" style:font-style-complex="italic"/>
    </style:style>
    <style:style style:name="P16"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331f32" officeooo:paragraph-rsid="003490a9"/>
    </style:style>
    <style:style style:name="P17"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474cd3" officeooo:paragraph-rsid="007ef859"/>
    </style:style>
    <style:style style:name="P18"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6d1050" officeooo:paragraph-rsid="008e9374"/>
    </style:style>
    <style:style style:name="P19" style:family="paragraph" style:parent-style-name="Standard">
      <style:paragraph-properties fo:text-align="center" style:justify-single-word="false" fo:padding="0.049cm" fo:border="0.06pt solid #000000" style:shadow="#808080 0.18cm -0.18cm"/>
      <style:text-properties fo:font-weight="bold" officeooo:rsid="000b10fe" officeooo:paragraph-rsid="000b10fe" style:font-weight-asian="bold" style:font-weight-complex="bold"/>
    </style:style>
    <style:style style:name="T1" style:family="text">
      <style:text-properties officeooo:rsid="000f2bff"/>
    </style:style>
    <style:style style:name="T2" style:family="text">
      <style:text-properties officeooo:rsid="000fe5d5"/>
    </style:style>
    <style:style style:name="T3" style:family="text">
      <style:text-properties fo:font-style="italic" style:font-style-asian="italic" style:font-style-complex="italic"/>
    </style:style>
    <style:style style:name="T4" style:family="text">
      <style:text-properties fo:font-style="italic" officeooo:rsid="000ff2e8"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ff2e8" style:font-style-asian="normal" style:font-style-complex="normal"/>
    </style:style>
    <style:style style:name="T7" style:family="text">
      <style:text-properties fo:font-style="normal" officeooo:rsid="00118e1a" style:font-style-asian="normal" style:font-style-complex="normal"/>
    </style:style>
    <style:style style:name="T8" style:family="text">
      <style:text-properties fo:font-style="normal" officeooo:rsid="0013f546" style:font-style-asian="normal" style:font-style-complex="normal"/>
    </style:style>
    <style:style style:name="T9" style:family="text">
      <style:text-properties fo:font-style="normal" officeooo:rsid="0017875e" style:font-style-asian="normal" style:font-style-complex="normal"/>
    </style:style>
    <style:style style:name="T10" style:family="text">
      <style:text-properties fo:font-style="normal" officeooo:rsid="00197d90" style:font-style-asian="normal" style:font-style-complex="normal"/>
    </style:style>
    <style:style style:name="T11" style:family="text">
      <style:text-properties fo:font-style="normal" officeooo:rsid="001c107f" style:font-style-asian="normal" style:font-style-complex="normal"/>
    </style:style>
    <style:style style:name="T12" style:family="text">
      <style:text-properties fo:font-style="normal" officeooo:rsid="00213372" style:font-style-asian="normal" style:font-style-complex="normal"/>
    </style:style>
    <style:style style:name="T13" style:family="text">
      <style:text-properties fo:font-style="normal" officeooo:rsid="002e6bc1" style:font-style-asian="normal" style:font-style-complex="normal"/>
    </style:style>
    <style:style style:name="T14" style:family="text">
      <style:text-properties officeooo:rsid="00197d90"/>
    </style:style>
    <style:style style:name="T15" style:family="text">
      <style:text-properties officeooo:rsid="00225f1b"/>
    </style:style>
    <style:style style:name="T16" style:family="text">
      <style:text-properties officeooo:rsid="0028845e"/>
    </style:style>
    <style:style style:name="T17" style:family="text">
      <style:text-properties officeooo:rsid="0073ef0a"/>
    </style:style>
    <style:style style:name="T18" style:family="text">
      <style:text-properties officeooo:rsid="0078e8a2"/>
    </style:style>
    <style:style style:name="T19" style:family="text">
      <style:text-properties officeooo:rsid="007a2ece"/>
    </style:style>
    <style:style style:name="T20" style:family="text">
      <style:text-properties officeooo:rsid="007ef859"/>
    </style:style>
    <style:style style:name="T21" style:family="text">
      <style:text-properties officeooo:rsid="00815d16"/>
    </style:style>
    <style:style style:name="T22" style:family="text">
      <style:text-properties officeooo:rsid="008b8b09"/>
    </style:style>
    <style:style style:name="T23" style:family="text">
      <style:text-properties officeooo:rsid="000b10fe"/>
    </style:style>
    <style:style style:name="fr1" style:family="graphic" style:parent-style-name="Frame">
      <style:graphic-properties style:vertical-pos="from-top" style:vertical-rel="paragraph" style:horizontal-pos="from-left" style:horizontal-rel="paragraph"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ù est le monstre ?</text:p>
      <text:p text:style-name="P1"/>
      <text:p text:style-name="P2">Le petit Georges doit descendre à la cave pendant que ses parents et son frère attendent, en haut. <text:span text:style-name="T14">Son grand frère, Guillaume, lui demande d’</text:span>aller chercher <text:span text:style-name="T1">une boite de paraffine, un bol, des allumettes et un couteau. Pendant ce temps, la pluie tombe, provoquant des inondations coupant parfois le courant.</text:span></text:p>
      <text:p text:style-name="P15"/>
      <text:p text:style-name="P15"/>
      <text:p text:style-name="P3"><draw:frame draw:style-name="fr1" draw:name="Cadre1" text:anchor-type="paragraph" svg:x="0.004cm" svg:y="0.445cm" svg:width="8.35cm" draw:z-index="0"><draw:text-box fo:min-height="3.212cm"><text:p text:style-name="P4">George had gone obediently to get these things. He could hear his mother playing the piano, not Für Elise now but something else he didn’t like so well—something that sounded dry and fussy; he could hear rain flicking steadily against the kitchen windows.</text:p></draw:text-box></draw:frame></text:p>
      <text:p text:style-name="P5">Obéissant, Georges était parti <text:span text:style-name="T2">chercher tous ces objets. Il entendait sa mère jouer du piano, non pas </text:span><text:span text:style-name="T4">Pour Elise</text:span><text:span text:style-name="T6"> </text:span><text:span text:style-name="T7">à présent mais quelque chose d’autre qu’il n’appréciait pas autant </text:span><text:span text:style-name="T5">—</text:span><text:span text:style-name="T7"> quelque chose </text:span><text:span text:style-name="T12">de</text:span><text:span text:style-name="T8"> sec </text:span><text:span text:style-name="T12">et</text:span><text:span text:style-name="T8"> </text:span><text:span text:style-name="T9">pénible </text:span><text:span text:style-name="T12">à entendre</text:span><text:span text:style-name="T9">. </text:span><text:span text:style-name="T10">Il entendait la pluie frapper avec force contre les fenêtres de la cuisine. C’étaient là des sons agréables mais penser à la cave n’avait rien d’agréable. Il n’aimait pas la cave et il n’aimait pas descendre les escaliers de la cave parce qu’il avait toujours imaginé qu’il y avait quelque chose, en bas, dans l’obscurité. C’était idiot, bien sûr, comme le disait son père et comme le disait sa mère, </text:span><text:span text:style-name="T11">et, plus important encore, comme le disait </text:span><text:span text:style-name="T13">Guillaume</text:span><text:span text:style-name="T11">, mais cependant …</text:span></text:p>
      <text:p text:style-name="P7"/>
      <text:p text:style-name="P6">De même, il n’aimait pas ouvrir <text:span text:style-name="T18">cette</text:span> porte pour allumer la lumière parce qu’il avait toujours eu l’idée – <text:span text:style-name="T15">une idée si follement</text:span> stupide qu’il n’osait l<text:span text:style-name="T15">a</text:span> dire à quiconque – <text:span text:style-name="T16">que pendant qu’il chercherait à tâtons l’interrupteur, une horrible patte avec des griffes se poserait légèrement sur son épaule… puis le ferait descendre, d’un coup sec, dans l’obscurité qui empestait les légumes crasseux, humides et pourris.</text:span></text:p>
      <text:p text:style-name="P8"/>
      <text:p text:style-name="P16">Idiot ! Il n’existait pas de choses avec des griffes, toutes poilues et pleines d’une méchanceté meurtrière. Il arrivait que parfois quelqu’un devienne fou et tue pas mal de gens […] mais il n’y avait pas de monstre zarbi vivant au fond de la cave. Toutefois, cette idée perdurait. Pendant ces moments interminables pendant lesquels il tâtonnait pour trouver l’interrupteur avec sa main droite (son bras <text:span text:style-name="T17">gauche</text:span> s’enroulant autour du montant de la porte, l’empoignant comme si sa vie en dépendait) cette odeur de cave semblait devenir plus forte au point que ça remplisse le monde entier. Des odeurs de légumes <text:span text:style-name="T19">crasseux</text:span>, humides et depuis longtemps flétris se fondaient en une odeur impossible à confondre, immanquable, l’odeur d’un <text:s/>monstre […]</text:p>
      <text:p text:style-name="P9"/>
      <text:p text:style-name="P17">Le bruit du piano provenait de la pièce que son père appelait le salon et sa mère, le cabinet. Ça semblait être comme une musique d’un autre monde, très lointaine, <text:span text:style-name="T20">comme </text:span>un nageur épuisé se débattant contre le courant <text:span text:style-name="T20">entendrait parler et rire sur </text:span>une plage bondée en été.</text:p>
      <text:p text:style-name="P10"/>
      <text:p text:style-name="P12">Ses doigts trouvèrent l’interrupteur ! Ah !</text:p>
      <text:p text:style-name="P12"/>
      <text:p text:style-name="P18"><text:span text:style-name="T22">En appuyant, ça fit </text:span>« cl<text:span text:style-name="T21">ac </text:span>!» <text:span text:style-name="T23">—</text:span></text:p>
      <text:p text:style-name="P12"/>
      <text:p text:style-name="P13"><text:span text:style-name="T23">—</text:span> et rien. Pas de lumière.</text:p>
      <text:p text:style-name="P12"/>
      <text:p text:style-name="P12">Oh bon sang ! Le courant !</text:p>
      <text:p text:style-name="P11"/>
      <text:p text:style-name="P11"/>
      <text:p text:style-name="P14"><text:span text:style-name="T3">It</text:span>, Stephen King (première partie, deuxième chapi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8:55:42.909002977</meta:creation-date>
    <meta:print-date>2019-09-16T18:58:54.646229870</meta:print-date>
    <dc:date>2019-09-17T11:16:22.605000000</dc:date>
    <meta:editing-duration>PT4H22M54S</meta:editing-duration>
    <meta:editing-cycles>79</meta:editing-cycles>
    <meta:generator>LibreOffice/6.1.6.3$Windows_X86_64 LibreOffice_project/5896ab1714085361c45cf540f76f60673dd96a72</meta:generator>
    <meta:document-statistic meta:table-count="0" meta:image-count="0" meta:object-count="0" meta:page-count="1" meta:paragraph-count="12" meta:word-count="484" meta:character-count="2888" meta:non-whitespace-character-count="2411"/>
  </office:meta>
</office:document-meta>
</file>